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2" manifest:media-type=""/>
  <manifest:file-entry manifest:full-path="ObjectReplacements/Object 1" manifest:media-type="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MR8" svg:font-family="CMR8" style:font-pitch="variable"/>
    <style:font-face style:name="CMR81" svg:font-family="CMR8" style:font-family-generic="system" style:font-pitch="variable"/>
    <style:font-face style:name="Calibri" svg:font-family="Calibri" style:font-pitch="variable"/>
    <style:font-face style:name="Calibri1" svg:font-family="Calibri" style:font-family-generic="roman" style:font-pitch="variable"/>
    <style:font-face style:name="Calibri2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Sans NF" svg:font-family="'NotoSans NF'" style:font-family-generic="swiss"/>
    <style:font-face style:name="NotoSans NF1" svg:font-family="'NotoSans NF'" style:font-family-generic="system" style:font-pitch="variable"/>
    <style:font-face style:name="Symbol" svg:font-family="Symbol" style:font-family-generic="roman" style:font-pitch="variable" style:font-charset="x-symbol"/>
    <style:font-face style:name="Symbol1" svg:font-family="Symbol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1in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>
      <style:paragraph-properties fo:margin-top="0in" fo:margin-bottom="0in" style:contextual-spacing="false" fo:line-height="100%"/>
    </style:style>
    <style:style style:name="P4" style:family="paragraph" style:parent-style-name="Standard">
      <style:paragraph-properties fo:margin-top="0in" fo:margin-bottom="0in" style:contextual-spacing="false" fo:line-height="100%" fo:text-align="center" style:justify-single-word="false"/>
    </style:style>
    <style:style style:name="P5" style:family="paragraph" style:parent-style-name="Standard">
      <style:paragraph-properties fo:margin-top="0in" fo:margin-bottom="0in" style:contextual-spacing="false" fo:line-height="100%"/>
      <style:text-properties style:font-name="CMR8" fo:font-size="12pt" style:font-name-asian="F" style:font-size-asian="12pt" style:font-name-complex="CMR81" style:font-size-complex="12pt"/>
    </style:style>
    <style:style style:name="T1" style:family="text">
      <style:text-properties fo:font-weight="bold" style:font-weight-asian="bold"/>
    </style:style>
    <style:style style:name="T2" style:family="text">
      <style:text-properties fo:color="#ff0000" loext:opacity="100%"/>
    </style:style>
    <style:style style:name="T3" style:family="text">
      <style:text-properties fo:color="#ff0000" loext:opacity="100%" officeooo:rsid="00080172"/>
    </style:style>
    <style:style style:name="T4" style:family="text">
      <style:text-properties style:font-name="Symbol" style:font-name-asian="Symbol1" style:font-name-complex="Symbol1"/>
    </style:style>
    <style:style style:name="T5" style:family="text">
      <style:text-properties style:text-position="sub 58%"/>
    </style:style>
    <style:style style:name="T6" style:family="text">
      <style:text-properties style:text-position="sub 58%" fo:font-weight="bold" style:font-weight-asian="bold"/>
    </style:style>
    <style:style style:name="T7" style:family="text">
      <style:text-properties style:font-name="CMR8" fo:font-size="12pt" style:font-name-asian="F" style:font-size-asian="12pt" style:font-name-complex="CMR81" style:font-size-complex="12pt"/>
    </style:style>
    <style:style style:name="T8" style:family="text">
      <style:text-properties style:font-name="CMR8" fo:font-size="12pt" style:font-size-asian="12pt" style:font-name-complex="CMR81" style:font-size-complex="12pt"/>
    </style:style>
    <style:style style:name="fr1" style:family="graphic" style:parent-style-name="Formula">
      <style:graphic-properties fo:margin-left="0in" fo:margin-right="0in" fo:margin-top="0in" fo:margin-bottom="0in" style:vertical-pos="middle" style:vertical-rel="tex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Empty" text:name="_AMO_ReportControlsVisible"/>
        <text:user-field-decl office:value-type="string" office:string-value="35a82572-6afd-42b9-adc5-76b35f65e790" text:name="_AMO_UniqueIdentifier"/>
      </text:user-field-decls>
      <text:p text:style-name="Standard" loext:marker-style-name="T1"><text:span text:style-name="T1">Projekt <text:s/>5/2024</text:span><text:bookmark text:name="_GoBack"/><text:span text:style-name="T1">.</text:span><text:span text:style-name="T1"/></text:p>
      <text:p text:style-name="Standard">Studenti: <text:s/><text:span text:style-name="T2">___________</text:span><text:span text:style-name="T3">Karmen Sović, Luka Šimek</text:span><text:span text:style-name="T2">_____________</text:span></text:p>
      <text:p text:style-name="Standard">Datum preuzimanja/predaje:<text:span text:style-name="T2">_____</text:span><text:span text:style-name="T3">12.11.2024.</text:span><text:span text:style-name="T2">______</text:span>/_______________;</text:p>
      <text:p text:style-name="Standard">Provedite <text:s/>MC studiju za ispitivanje utjecaja distribucije podataka na vjerojatnosti pokrivanja (engl. coverage probabilities) 95% i 90% t intervala pouzdanosti za sredinu populacije.</text:p>
      <text:p text:style-name="Standard"><text:s/></text:p>
      <text:p text:style-name="Standard">Navedeni eksperiment provedite za sve moguće <text:s/>kombinacije vrijednosti faktora:</text:p>
      <text:p text:style-name="P1">n (veličina uzorka) = 10, 15, 20, 50, 100</text:p>
      <text:p text:style-name="P1">skewness (koeficijent asimetrije) <text:s/><text:span text:style-name="T4">g</text:span><text:span text:style-name="T5">1 </text:span>=<text:span text:style-name="T5"> </text:span>od<text:span text:style-name="T5"> </text:span>-2 <text:s/>do 2 sa korakom 2 <text:s/>,</text:p>
      <text:p text:style-name="P1">kurtosis (koeficijent spljoštenosti) <text:span text:style-name="T4">g</text:span><text:span text:style-name="T5">2 </text:span>=<text:span text:style-name="T5"> </text:span>-3, 0 , 6, 11.</text:p>
      <text:p text:style-name="P2">Vrijednosti sredine i standardne devijacije neka budu µ=0 <text:s/>i <text:s/><text:span text:style-name="T4"></text:span>=5.</text:p>
      <text:p text:style-name="Standard">Za svaku moguću kombinaciju faktora n, <text:span text:style-name="T4">g</text:span><text:span text:style-name="T5">1 </text:span>i <text:span text:style-name="T4">g</text:span><text:span text:style-name="T5">2 </text:span><text:s/>izvedite 500 replikacija tako da se za svaku replikaciju generira n slučajnih brojeva sa sredinom µ=0 i standardnom devijacijom <text:s/><text:span text:style-name="T4"></text:span>=5.</text:p>
      <text:p text:style-name="Standard">Za svaki generirani uzorak izračunajte 95% i 90% interval pouzdanosti za sredinu (sa procedurom MEANS ili UNIVARIATE)</text:p>
      <text:p text:style-name="Standard">Za svaku kombinaciju n, <text:span text:style-name="T4">g</text:span><text:span text:style-name="T5">1 </text:span>i <text:span text:style-name="T4">g</text:span><text:span text:style-name="T5">2 </text:span><text:s text:c="2"/>i za 95% i za 90% intervale pouzdanosti procijenite vjerojatnost pokrivanja tj. izračunajte proporciju uzoraka (od 500 uzoraka/replikacija) za koje se populacijska sredina µ=0 nalazi unutar 95% i 90% intervala pouzdanosti ( LCL &lt; µ &lt;UCL, gdje su LCL i UCL donja i gornja granica 95% odnosno 90% intervala pouzdanosti). </text:p>
      <text:p text:style-name="Standard">Kreirajte odgovarajuće tablice i grafikone. <text:s/>Usporedite procijenjene (stvarne) vjerojatnosti pokrivanja sa nominalnim vjerojatnostima (0.95 i 0.90) za pojedine n, <text:span text:style-name="T4">g</text:span><text:span text:style-name="T5">1 </text:span>i <text:span text:style-name="T4">g</text:span><text:span text:style-name="T5">2 </text:span>.</text:p>
      <text:p text:style-name="Standard">Smije li se koristiti 95% (i 90%) interval pouzdanosti za n=10, kada je <text:s text:c="2"/><text:span text:style-name="T4">g</text:span><text:span text:style-name="T5">1 </text:span>=<text:span text:style-name="T5"> </text:span>2,<text:span text:style-name="T5"> </text:span><text:span text:style-name="T4">g</text:span><text:span text:style-name="T5">2</text:span>=<text:span text:style-name="T5"> </text:span>11?</text:p>
      <text:p text:style-name="Standard"/>
      <text:p text:style-name="Standard"/>
      <text:p text:style-name="Standard" loext:marker-style-name="T1"><text:span text:style-name="T1">NAPOMENA o mogućim kombinacijama vrijednosti koeficijenata asimetrije γ</text:span><text:span text:style-name="T6">1</text:span><text:span text:style-name="T1"> i spljoštenosti γ</text:span><text:span text:style-name="T6">2</text:span><text:span text:style-name="T1">:</text:span></text:p>
      <text:p text:style-name="P3"><text:soft-page-break/>Koeficijenti asimetrije γ<text:span text:style-name="T5">1</text:span> i spljoštenosti γ<text:span text:style-name="T5">2 </text:span>moraju zadovoljavati slijedeće uvijete:</text:p>
      <text:p text:style-name="P3"/>
      <text:p text:style-name="P4" loext:marker-style-name="T7"><draw:frame draw:style-name="fr1" draw:name="Object1" text:anchor-type="as-char" svg:width="0.6256in" svg:height="0.2339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5" loext:marker-style-name="T7"/>
      <text:p text:style-name="P4" loext:marker-style-name="T8"><draw:frame draw:style-name="fr1" draw:name="Object2" text:anchor-type="as-char" svg:width="1.2972in" svg:height="0.2339in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Standard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MR8" svg:font-family="CMR8" style:font-pitch="variable"/>
    <style:font-face style:name="CMR81" svg:font-family="CMR8" style:font-family-generic="system" style:font-pitch="variable"/>
    <style:font-face style:name="Calibri" svg:font-family="Calibri" style:font-pitch="variable"/>
    <style:font-face style:name="Calibri1" svg:font-family="Calibri" style:font-family-generic="roman" style:font-pitch="variable"/>
    <style:font-face style:name="Calibri2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Sans NF" svg:font-family="'NotoSans NF'" style:font-family-generic="swiss"/>
    <style:font-face style:name="NotoSans NF1" svg:font-family="'NotoSans NF'" style:font-family-generic="system" style:font-pitch="variable"/>
    <style:font-face style:name="Symbol" svg:font-family="Symbol" style:font-family-generic="roman" style:font-pitch="variable" style:font-charset="x-symbol"/>
    <style:font-face style:name="Symbol1" svg:font-family="Symbol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1" fo:font-size="11pt" fo:language="hr" fo:country="HR" style:letter-kerning="false" style:font-name-asian="Calibri2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17in" style:writing-mode="page"/>
      <style:text-properties style:use-window-font-color="true" loext:opacity="0%" style:font-name="Calibri1" fo:font-size="11pt" fo:language="hr" fo:country="HR" style:letter-kerning="false" style:font-name-asian="Calibri2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Sans NF1" style:font-family-complex="'NotoSans NF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Sans NF" style:font-family-complex="'NotoSans NF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Sans NF" style:font-family-complex="'NotoSans NF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Sans NF" style:font-family-complex="'NotoSans NF'" style:font-family-generic-complex="swiss"/>
    </style:style>
    <style:style style:name="Balloon_20_Text" style:display-name="Balloon Text" style:family="paragraph" style:parent-style-name="Standard" loext:linked-style-name="Balloon_20_Text_20_Char">
      <style:paragraph-properties fo:margin-top="0in" fo:margin-bottom="0in" style:contextual-spacing="false" fo:line-height="100%"/>
      <style:text-properties style:font-name="Tahoma" fo:font-family="Tahoma" style:font-family-generic="swiss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>
      <style:paragraph-properties fo:margin-left="0.5in" fo:margin-top="0in" fo:margin-bottom="0.139in" style:contextual-spacing="true"/>
    </style:style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 loext:linked-style-name="Balloon_20_Text">
      <style:text-properties style:font-name="Tahoma" fo:font-family="Tahoma" style:font-family-generic="swiss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>
      <style:text-properties style:font-name="Calibri" fo:font-family="Calibri" style:font-pitch="variable"/>
    </style:style>
    <style:style style:name="ListLabel_20_2" style:display-name="ListLabel 2" style:family="text">
      <style:text-properties style:font-name="Calibri" fo:font-family="Calibri" style:font-pitch="variable"/>
    </style:style>
    <style:style style:name="ListLabel_20_3" style:display-name="ListLabel 3" style:family="text">
      <style:text-properties style:font-name="Calibri" fo:font-family="Calibri" style:font-pitch="variable"/>
    </style:style>
    <style:style style:name="ListLabel_20_4" style:display-name="ListLabel 4" style:family="text">
      <style:text-properties style:font-name="Calibri" fo:font-family="Calibri" style:font-pitch="variable"/>
    </style:style>
    <style:style style:name="ListLabel_20_5" style:display-name="ListLabel 5" style:family="text">
      <style:text-properties style:font-name="Calibri" fo:font-family="Calibri" style:font-pitch="variable"/>
    </style:style>
    <style:style style:name="ListLabel_20_6" style:display-name="ListLabel 6" style:family="text">
      <style:text-properties style:font-name="Calibri" fo:font-family="Calibri" style:font-pitch="variable"/>
    </style:style>
    <style:style style:name="ListLabel_20_7" style:display-name="ListLabel 7" style:family="text">
      <style:text-properties style:font-name="Calibri" fo:font-family="Calibri" style:font-pitch="variable"/>
    </style:style>
    <style:style style:name="ListLabel_20_8" style:display-name="ListLabel 8" style:family="text">
      <style:text-properties style:font-name="Calibri" fo:font-family="Calibri" style:font-pitch="variable"/>
    </style:style>
    <style:style style:name="ListLabel_20_9" style:display-name="ListLabel 9" style:family="text">
      <style:text-properties style:font-name="Calibri" fo:font-family="Calibri" style:font-pitch="variabl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draw:fill="none" fo:padding="0.0591in" fo:border="0.06pt solid #000000"/>
    </style:style>
    <style:style style:name="Formula" style:family="graphic">
      <style:graphic-properties text:anchor-type="as-char" svg:y="0in" fo:margin-left="0in" fo:margin-right="0in" style:vertical-pos="middle" style:vertical-rel="text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n" style:num-suffix="n" text:bullet-char="n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'Monotype Sorts'" style:font-charset="x-symbol"/>
      </text:list-level-style-bullet>
      <text:list-level-style-bullet text:level="2" text:style-name="ListLabel_20_2" loext:num-list-format="u" style:num-suffix="u" text:bullet-char="u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Monotype Sorts'" style:font-charset="x-symbol"/>
      </text:list-level-style-bullet>
      <text:list-level-style-bullet text:level="3" text:style-name="ListLabel_20_3" loext:num-list-format="F" style:num-suffix="F" text:bullet-char="F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'Monotype Sorts'" style:font-charset="x-symbol"/>
      </text:list-level-style-bullet>
      <text:list-level-style-bullet text:level="4" text:style-name="ListLabel_20_4" loext:num-list-format="n" style:num-suffix="n" text:bullet-char="n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'Monotype Sorts'" style:font-charset="x-symbol"/>
      </text:list-level-style-bullet>
      <text:list-level-style-bullet text:level="5" text:style-name="ListLabel_20_5" loext:num-list-format="n" style:num-suffix="n" text:bullet-char="n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Monotype Sorts'" style:font-charset="x-symbol"/>
      </text:list-level-style-bullet>
      <text:list-level-style-bullet text:level="6" text:style-name="ListLabel_20_6" loext:num-list-format="n" style:num-suffix="n" text:bullet-char="n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'Monotype Sorts'" style:font-charset="x-symbol"/>
      </text:list-level-style-bullet>
      <text:list-level-style-bullet text:level="7" text:style-name="ListLabel_20_7" loext:num-list-format="n" style:num-suffix="n" text:bullet-char="n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'Monotype Sorts'" style:font-charset="x-symbol"/>
      </text:list-level-style-bullet>
      <text:list-level-style-bullet text:level="8" text:style-name="ListLabel_20_8" loext:num-list-format="n" style:num-suffix="n" text:bullet-char="n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Monotype Sorts'" style:font-charset="x-symbol"/>
      </text:list-level-style-bullet>
      <text:list-level-style-bullet text:level="9" text:style-name="ListLabel_20_9" loext:num-list-format="n" style:num-suffix="n" text:bullet-char="n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'Monotype Sorts'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9839in" fo:margin-bottom="0.9839in" fo:margin-left="0.9839in" fo:margin-right="0.9839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vesnals</meta:initial-creator>
    <meta:editing-cycles>8</meta:editing-cycles>
    <meta:creation-date>2020-05-11T22:44:00</meta:creation-date>
    <dc:date>2024-11-12T16:02:37.121870621</dc:date>
    <meta:editing-duration>PT2M45S</meta:editing-duration>
    <meta:generator>LibreOffice/24.8.2.1$Linux_X86_64 LibreOffice_project/480$Build-1</meta:generator>
    <meta:document-statistic meta:table-count="0" meta:image-count="0" meta:object-count="2" meta:page-count="2" meta:paragraph-count="19" meta:word-count="250" meta:character-count="1721" meta:non-whitespace-character-count="1471"/>
    <meta:user-defined meta:name="AppVersion">16.0000</meta:user-defined>
    <meta:user-defined meta:name="Company">Srce</meta:user-defined>
    <meta:template xlink:type="simple" xlink:actuate="onRequest" xlink:title="Normal.dotm" xlink:href=""/>
  </office:meta>
</office:document-meta>
</file>

<file path=Object 1/content.xml><?xml version="1.0" encoding="utf-8"?>
<math xmlns="http://www.w3.org/1998/Math/MathML" display="block">
  <semantics>
    <mrow>
      <mrow>
        <msubsup>
          <mi>γ</mi>
          <mn>1</mn>
          <mn>2</mn>
        </msubsup>
        <mo stretchy="false">−</mo>
        <mn>2</mn>
      </mrow>
      <mi>≤</mi>
      <msubsup>
        <mi>γ</mi>
        <mn>2</mn>
        <mn>2</mn>
      </msubsup>
    </mrow>
    <annotation encoding="StarMath 5.0">{γ} rsub {1} rsup {2} - 2 ≤  {γ} rsub {2} rsup {2}</annotation>
  </semantics>
</math>
</file>

<file path=Object 2/content.xml><?xml version="1.0" encoding="utf-8"?>
<math xmlns="http://www.w3.org/1998/Math/MathML" display="block">
  <semantics>
    <mrow>
      <mn>1.7022</mn>
      <mrow>
        <mrow>
          <msubsup>
            <mi>γ</mi>
            <mn>1</mn>
            <mn>2</mn>
          </msubsup>
          <mo stretchy="false">−</mo>
          <mn>1.15</mn>
        </mrow>
        <mo stretchy="false">&lt;</mo>
        <msub>
          <mi>γ</mi>
          <mn>2</mn>
        </msub>
      </mrow>
    </mrow>
    <annotation encoding="StarMath 5.0">1.7022  {γ} rsub {1} rsup {2} -1.15&lt;  {γ} rsub {2}</annotation>
  </semantics>
</math>
</file>